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95.89" calcext:value-type="float">
            <text:p>195.8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5.06" calcext:value-type="float">
            <text:p>195.0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91.56" calcext:value-type="float">
            <text:p>191.5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96.2" calcext:value-type="float">
            <text:p>196.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4.75" calcext:value-type="float">
            <text:p>194.7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7.05" calcext:value-type="float">
            <text:p>197.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95.35" calcext:value-type="float">
            <text:p>195.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93.96" calcext:value-type="float">
            <text:p>193.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6.14" calcext:value-type="float">
            <text:p>186.1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95.89" calcext:value-type="float">
            <text:p>195.8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5.01" calcext:value-type="float">
            <text:p>195.0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96.2" calcext:value-type="float">
            <text:p>196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6.48" calcext:value-type="float">
            <text:p>196.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1.59" calcext:value-type="float">
            <text:p>181.5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195.35" calcext:value-type="float">
            <text:p>195.3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193.96" calcext:value-type="float">
            <text:p>193.9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181.59" calcext:value-type="float">
            <text:p>181.5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195.906" calcext:value-type="float">
            <text:p>195.906</text:p>
          </table:table-cell>
          <table:table-cell table:style-name="ce1" table:formula="of:=AVERAGE([.C3:.C7])" office:value-type="float" office:value="61" calcext:value-type="float">
            <text:p>61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195.052" calcext:value-type="float">
            <text:p>195.052</text:p>
          </table:table-cell>
          <table:table-cell table:style-name="ce1" table:formula="of:=AVERAGE([.G3:.G7])" office:value-type="float" office:value="63" calcext:value-type="float">
            <text:p>63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189.268" calcext:value-type="float">
            <text:p>189.268</text:p>
          </table:table-cell>
          <table:table-cell table:style-name="ce1" table:formula="of:=AVERAGE([.K3:.K7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196.2" calcext:value-type="float">
            <text:p>196.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196.48" calcext:value-type="float">
            <text:p>196.48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197.05" calcext:value-type="float">
            <text:p>197.05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595.11" calcext:value-type="float">
            <text:p>595.1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593.66" calcext:value-type="float">
            <text:p>593.6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81.63" calcext:value-type="float">
            <text:p>381.6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05.03" calcext:value-type="float">
            <text:p>605.0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599.3" calcext:value-type="float">
            <text:p>599.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74.91" calcext:value-type="float">
            <text:p>374.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01.34" calcext:value-type="float">
            <text:p>601.34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14.37" calcext:value-type="float">
            <text:p>614.37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79.04" calcext:value-type="float">
            <text:p>379.0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04.83" calcext:value-type="float">
            <text:p>604.8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06.95" calcext:value-type="float">
            <text:p>606.95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73.69" calcext:value-type="float">
            <text:p>373.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08.86" calcext:value-type="float">
            <text:p>608.86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593.05" calcext:value-type="float">
            <text:p>593.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85.79" calcext:value-type="float">
            <text:p>385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595.11" calcext:value-type="float">
            <text:p>595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593.05" calcext:value-type="float">
            <text:p>593.0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73.69" calcext:value-type="float">
            <text:p>373.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03.034" calcext:value-type="float">
            <text:p>603.034</text:p>
          </table:table-cell>
          <table:table-cell table:style-name="ce1" table:formula="of:=AVERAGE([.C14:.C18])" office:value-type="float" office:value="262.6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01.466" calcext:value-type="float">
            <text:p>601.466</text:p>
          </table:table-cell>
          <table:table-cell table:style-name="ce1" table:formula="of:=AVERAGE([.G14:.G18])" office:value-type="float" office:value="326.6" calcext:value-type="float">
            <text:p>327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379.012" calcext:value-type="float">
            <text:p>379.012</text:p>
          </table:table-cell>
          <table:table-cell table:style-name="ce1" table:formula="of:=AVERAGE([.K14:.K18])" office:value-type="float" office:value="216.2" calcext:value-type="float">
            <text:p>216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08.86" calcext:value-type="float">
            <text:p>608.8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14.37" calcext:value-type="float">
            <text:p>614.3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385.79" calcext:value-type="float">
            <text:p>385.7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01.31" calcext:value-type="float">
            <text:p>301.3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892.7" calcext:value-type="float">
            <text:p>2892.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63" calcext:value-type="float">
            <text:p>1810.63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01.55" calcext:value-type="float">
            <text:p>301.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823.8" calcext:value-type="float">
            <text:p>2823.8</text:p>
          </table:table-cell>
          <table:table-cell office:value-type="float" office:value="2869" calcext:value-type="float">
            <text:p>2869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4.68" calcext:value-type="float">
            <text:p>177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93.14" calcext:value-type="float">
            <text:p>293.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884.72" calcext:value-type="float">
            <text:p>2884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65.8" calcext:value-type="float">
            <text:p>1765.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92.04" calcext:value-type="float">
            <text:p>292.0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773.15" calcext:value-type="float">
            <text:p>1773.1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89.75" calcext:value-type="float">
            <text:p>289.75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868.09" calcext:value-type="float">
            <text:p>2868.0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289.75" calcext:value-type="float">
            <text:p>289.7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801.15" calcext:value-type="float">
            <text:p>2801.1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765.8" calcext:value-type="float">
            <text:p>1765.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295.558" calcext:value-type="float">
            <text:p>295.558</text:p>
          </table:table-cell>
          <table:table-cell table:style-name="ce1" table:formula="of:=AVERAGE([.C25:.C29])" office:value-type="float" office:value="229.4" calcext:value-type="float">
            <text:p>229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2854.092" calcext:value-type="float">
            <text:p>2854.092</text:p>
          </table:table-cell>
          <table:table-cell table:style-name="ce1" table:formula="of:=AVERAGE([.G25:.G29])" office:value-type="float" office:value="3453.8" calcext:value-type="float">
            <text:p>3454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789.668" calcext:value-type="float">
            <text:p>1789.668</text:p>
          </table:table-cell>
          <table:table-cell table:style-name="ce1" table:formula="of:=AVERAGE([.K25:.K29])" office:value-type="float" office:value="3324.8" calcext:value-type="float">
            <text:p>3325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01.55" calcext:value-type="float">
            <text:p>301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2892.7" calcext:value-type="float">
            <text:p>2892.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824.08" calcext:value-type="float">
            <text:p>1824.08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072.1" calcext:value-type="float">
            <text:p>1072.1</text:p>
          </table:table-cell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357.21" calcext:value-type="float">
            <text:p>1357.21</text:p>
          </table:table-cell>
          <table:table-cell office:value-type="float" office:value="2215" calcext:value-type="float">
            <text:p>2215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035.5" calcext:value-type="float">
            <text:p>1035.5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19.35" calcext:value-type="float">
            <text:p>1419.35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050.09" calcext:value-type="float">
            <text:p>1050.09</text:p>
          </table:table-cell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349.58" calcext:value-type="float">
            <text:p>1349.58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046.31" calcext:value-type="float">
            <text:p>1046.31</text:p>
          </table:table-cell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368.2" calcext:value-type="float">
            <text:p>1368.2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045.74" calcext:value-type="float">
            <text:p>1045.74</text:p>
          </table:table-cell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341.89" calcext:value-type="float">
            <text:p>1341.8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035.5" calcext:value-type="float">
            <text:p>103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367.246" calcext:value-type="float">
            <text:p>1367.246</text:p>
          </table:table-cell>
          <table:table-cell table:style-name="ce1" table:formula="of:=AVERAGE([.C36:.C40])" office:value-type="float" office:value="2335.4" calcext:value-type="float">
            <text:p>2335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049.948" calcext:value-type="float">
            <text:p>1049.948</text:p>
          </table:table-cell>
          <table:table-cell table:style-name="ce1" table:formula="of:=AVERAGE([.G36:.G40])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419.35" calcext:value-type="float">
            <text:p>1419.3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072.1" calcext:value-type="float">
            <text:p>1072.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9.12" calcext:value-type="float">
            <text:p>1789.1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10.94" calcext:value-type="float">
            <text:p>1810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479.76" calcext:value-type="float">
            <text:p>1479.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753.79" calcext:value-type="float">
            <text:p>1753.7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773.41" calcext:value-type="float">
            <text:p>1773.4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734.15" calcext:value-type="float">
            <text:p>1734.1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723" calcext:value-type="float">
            <text:p>17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493.71" calcext:value-type="float">
            <text:p>1493.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758.72" calcext:value-type="float">
            <text:p>1758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489.02" calcext:value-type="float">
            <text:p>1489.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7:.B51])" office:value-type="float" office:value="1723" calcext:value-type="float">
            <text:p>172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7:.F51])" office:value-type="float" office:value="1753.06" calcext:value-type="float">
            <text:p>1753.0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7:.J51])" office:value-type="float" office:value="1438.99" calcext:value-type="float">
            <text:p>1438.9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7:.B51])" office:value-type="float" office:value="1751.756" calcext:value-type="float">
            <text:p>1751.756</text:p>
          </table:table-cell>
          <table:table-cell table:style-name="ce1" table:formula="of:=AVERAGE([.C47:.C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7:.F51])" office:value-type="float" office:value="1784.82" calcext:value-type="float">
            <text:p>1784.82</text:p>
          </table:table-cell>
          <table:table-cell table:style-name="ce1" table:formula="of:=AVERAGE([.G47:.G51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7:.J51])" office:value-type="float" office:value="1477.182" calcext:value-type="float">
            <text:p>1477.182</text:p>
          </table:table-cell>
          <table:table-cell table:style-name="ce1" table:formula="of:=AVERAGE([.K47:.K51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7:.B51])" office:value-type="float" office:value="1789.12" calcext:value-type="float">
            <text:p>1789.12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7:.F51])" office:value-type="float" office:value="1810.94" calcext:value-type="float">
            <text:p>1810.9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7:.J51])" office:value-type="float" office:value="1493.71" calcext:value-type="float">
            <text:p>1493.7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436.08" calcext:value-type="float">
            <text:p>4436.0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10.2" calcext:value-type="float">
            <text:p>3010.2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449.05" calcext:value-type="float">
            <text:p>4449.0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325.52" calcext:value-type="float">
            <text:p>4325.5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000.93" calcext:value-type="float">
            <text:p>3000.93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386.34" calcext:value-type="float">
            <text:p>438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52.88" calcext:value-type="float">
            <text:p>3052.8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08.37" calcext:value-type="float">
            <text:p>3008.3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8:.B62])" office:value-type="float" office:value="4250.11" calcext:value-type="float">
            <text:p>4250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58:.F62])" office:value-type="float" office:value="2994.14" calcext:value-type="float">
            <text:p>2994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8:.B62])" office:value-type="float" office:value="4369.42" calcext:value-type="float">
            <text:p>4369.42</text:p>
          </table:table-cell>
          <table:table-cell table:style-name="ce1" table:formula="of:=AVERAGE([.C58:.C6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58:.F62])" office:value-type="float" office:value="3013.304" calcext:value-type="float">
            <text:p>3013.304</text:p>
          </table:table-cell>
          <table:table-cell table:style-name="ce1" table:formula="of:=AVERAGE([.G58:.G62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58:.B62])" office:value-type="float" office:value="4449.05" calcext:value-type="float">
            <text:p>4449.0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58:.F62])" office:value-type="float" office:value="3052.88" calcext:value-type="float">
            <text:p>3052.8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95.35" calcext:value-type="float">
            <text:p>195.35</text:p>
          </table:table-cell>
          <table:table-cell table:style-name="ce2" office:value-type="float" office:value="195.906" calcext:value-type="float">
            <text:p>195.91</text:p>
          </table:table-cell>
          <table:table-cell table:style-name="ce2" table:formula="of:=100*([.C70]-[.B70])/[.B70]" office:value-type="float" office:value="0.28461735346814" calcext:value-type="float">
            <text:p>0.28</text:p>
          </table:table-cell>
          <table:table-cell table:style-name="ce2" office:value-type="float" office:value="196.2" calcext:value-type="float">
            <text:p>196.20</text:p>
          </table:table-cell>
          <table:table-cell table:style-name="ce2" table:formula="of:=100*([.E70]-[.B70])/[.B70]" office:value-type="float" office:value="0.43511645764013" calcext:value-type="float">
            <text:p>0.44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.96" calcext:value-type="float">
            <text:p>193.96</text:p>
          </table:table-cell>
          <table:table-cell table:style-name="ce2" office:value-type="float" office:value="195.052" calcext:value-type="float">
            <text:p>195.05</text:p>
          </table:table-cell>
          <table:table-cell table:style-name="ce2" table:formula="of:=100*([.C71]-[.B71])/[.B71]" office:value-type="float" office:value="0.56300268096514" calcext:value-type="float">
            <text:p>0.56</text:p>
          </table:table-cell>
          <table:table-cell table:style-name="ce2" office:value-type="float" office:value="196.48" calcext:value-type="float">
            <text:p>196.48</text:p>
          </table:table-cell>
          <table:table-cell table:style-name="ce2" table:formula="of:=100*([.E71]-[.B71])/[.B71]" office:value-type="float" office:value="1.29923695607341" calcext:value-type="float">
            <text:p>1.30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81.59" calcext:value-type="float">
            <text:p>181.59</text:p>
          </table:table-cell>
          <table:table-cell table:style-name="ce2" office:value-type="float" office:value="189.268" calcext:value-type="float">
            <text:p>189.27</text:p>
          </table:table-cell>
          <table:table-cell table:style-name="ce2" table:formula="of:=100*([.C72]-[.B72])/[.B72]" office:value-type="float" office:value="4.22820639903078" calcext:value-type="float">
            <text:p>4.23</text:p>
          </table:table-cell>
          <table:table-cell table:style-name="ce2" office:value-type="float" office:value="197.05" calcext:value-type="float">
            <text:p>197.05</text:p>
          </table:table-cell>
          <table:table-cell table:style-name="ce2" table:formula="of:=100*([.E72]-[.B72])/[.B72]" office:value-type="float" office:value="8.51368467426621" calcext:value-type="float">
            <text:p>8.51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95.11" calcext:value-type="float">
            <text:p>595.11</text:p>
          </table:table-cell>
          <table:table-cell table:style-name="ce2" office:value-type="float" office:value="603.034" calcext:value-type="float">
            <text:p>603.03</text:p>
          </table:table-cell>
          <table:table-cell table:style-name="ce2" table:formula="of:=100*([.C73]-[.B73])/[.B73]" office:value-type="float" office:value="1.3315185427904" calcext:value-type="float">
            <text:p>1.33</text:p>
          </table:table-cell>
          <table:table-cell table:style-name="ce2" office:value-type="float" office:value="608.86" calcext:value-type="float">
            <text:p>608.86</text:p>
          </table:table-cell>
          <table:table-cell table:style-name="ce2" table:formula="of:=100*([.E73]-[.B73])/[.B73]" office:value-type="float" office:value="2.31049721900153" calcext:value-type="float">
            <text:p>2.31</text:p>
          </table:table-cell>
          <table:table-cell table:style-name="ce1" office:value-type="float" office:value="262.6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93.05" calcext:value-type="float">
            <text:p>593.05</text:p>
          </table:table-cell>
          <table:table-cell table:style-name="ce2" office:value-type="float" office:value="601.466" calcext:value-type="float">
            <text:p>601.47</text:p>
          </table:table-cell>
          <table:table-cell table:style-name="ce2" table:formula="of:=100*([.C74]-[.B74])/[.B74]" office:value-type="float" office:value="1.4191046286148" calcext:value-type="float">
            <text:p>1.42</text:p>
          </table:table-cell>
          <table:table-cell table:style-name="ce2" office:value-type="float" office:value="614.37" calcext:value-type="float">
            <text:p>614.37</text:p>
          </table:table-cell>
          <table:table-cell table:style-name="ce2" table:formula="of:=100*([.E74]-[.B74])/[.B74]" office:value-type="float" office:value="3.59497512857264" calcext:value-type="float">
            <text:p>3.59</text:p>
          </table:table-cell>
          <table:table-cell table:style-name="ce1" office:value-type="float" office:value="326.6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73.69" calcext:value-type="float">
            <text:p>373.69</text:p>
          </table:table-cell>
          <table:table-cell table:style-name="ce2" office:value-type="float" office:value="379.012" calcext:value-type="float">
            <text:p>379.01</text:p>
          </table:table-cell>
          <table:table-cell table:style-name="ce2" table:formula="of:=100*([.C75]-[.B75])/[.B75]" office:value-type="float" office:value="1.42417511841366" calcext:value-type="float">
            <text:p>1.42</text:p>
          </table:table-cell>
          <table:table-cell table:style-name="ce2" office:value-type="float" office:value="385.79" calcext:value-type="float">
            <text:p>385.79</text:p>
          </table:table-cell>
          <table:table-cell table:style-name="ce2" table:formula="of:=100*([.E75]-[.B75])/[.B75]" office:value-type="float" office:value="3.2379780031577" calcext:value-type="float">
            <text:p>3.24</text:p>
          </table:table-cell>
          <table:table-cell table:style-name="ce1" office:value-type="float" office:value="216.2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289.75" calcext:value-type="float">
            <text:p>289.75</text:p>
          </table:table-cell>
          <table:table-cell table:style-name="ce2" office:value-type="float" office:value="295.558" calcext:value-type="float">
            <text:p>295.56</text:p>
          </table:table-cell>
          <table:table-cell table:style-name="ce2" table:formula="of:=100*([.C76]-[.B76])/[.B76]" office:value-type="float" office:value="2.00448662640207" calcext:value-type="float">
            <text:p>2.00</text:p>
          </table:table-cell>
          <table:table-cell table:style-name="ce2" office:value-type="float" office:value="301.55" calcext:value-type="float">
            <text:p>301.55</text:p>
          </table:table-cell>
          <table:table-cell table:style-name="ce2" table:formula="of:=100*([.E76]-[.B76])/[.B76]" office:value-type="float" office:value="4.07247627264884" calcext:value-type="float">
            <text:p>4.07</text:p>
          </table:table-cell>
          <table:table-cell table:style-name="ce1" office:value-type="float" office:value="229.4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2801.15" calcext:value-type="float">
            <text:p>2801.15</text:p>
          </table:table-cell>
          <table:table-cell table:style-name="ce2" office:value-type="float" office:value="2854.092" calcext:value-type="float">
            <text:p>2854.09</text:p>
          </table:table-cell>
          <table:table-cell table:style-name="ce2" table:formula="of:=100*([.C77]-[.B77])/[.B77]" office:value-type="float" office:value="1.89000946040018" calcext:value-type="float">
            <text:p>1.89</text:p>
          </table:table-cell>
          <table:table-cell table:style-name="ce2" office:value-type="float" office:value="2892.7" calcext:value-type="float">
            <text:p>2892.70</text:p>
          </table:table-cell>
          <table:table-cell table:style-name="ce2" table:formula="of:=100*([.E77]-[.B77])/[.B77]" office:value-type="float" office:value="3.26830051942951" calcext:value-type="float">
            <text:p>3.27</text:p>
          </table:table-cell>
          <table:table-cell table:style-name="ce1" office:value-type="float" office:value="3453.8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765.8" calcext:value-type="float">
            <text:p>1765.80</text:p>
          </table:table-cell>
          <table:table-cell table:style-name="ce2" office:value-type="float" office:value="1789.668" calcext:value-type="float">
            <text:p>1789.67</text:p>
          </table:table-cell>
          <table:table-cell table:style-name="ce2" table:formula="of:=100*([.C78]-[.B78])/[.B78]" office:value-type="float" office:value="1.35168195718655" calcext:value-type="float">
            <text:p>1.35</text:p>
          </table:table-cell>
          <table:table-cell table:style-name="ce2" office:value-type="float" office:value="1824.08" calcext:value-type="float">
            <text:p>1824.08</text:p>
          </table:table-cell>
          <table:table-cell table:style-name="ce2" table:formula="of:=100*([.E78]-[.B78])/[.B78]" office:value-type="float" office:value="3.30048703137388" calcext:value-type="float">
            <text:p>3.30</text:p>
          </table:table-cell>
          <table:table-cell table:style-name="ce1" office:value-type="float" office:value="3324.8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341.89" calcext:value-type="float">
            <text:p>1341.89</text:p>
          </table:table-cell>
          <table:table-cell table:style-name="ce2" office:value-type="float" office:value="1367.246" calcext:value-type="float">
            <text:p>1367.25</text:p>
          </table:table-cell>
          <table:table-cell table:style-name="ce2" table:formula="of:=100*([.C79]-[.B79])/[.B79]" office:value-type="float" office:value="1.88957366103032" calcext:value-type="float">
            <text:p>1.89</text:p>
          </table:table-cell>
          <table:table-cell table:style-name="ce2" office:value-type="float" office:value="1419.35" calcext:value-type="float">
            <text:p>1419.35</text:p>
          </table:table-cell>
          <table:table-cell table:style-name="ce2" table:formula="of:=100*([.E79]-[.B79])/[.B79]" office:value-type="float" office:value="5.77245526831557" calcext:value-type="float">
            <text:p>5.77</text:p>
          </table:table-cell>
          <table:table-cell table:style-name="ce1" office:value-type="float" office:value="2335.4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035.5" calcext:value-type="float">
            <text:p>1035.50</text:p>
          </table:table-cell>
          <table:table-cell table:style-name="ce2" office:value-type="float" office:value="1049.948" calcext:value-type="float">
            <text:p>1049.95</text:p>
          </table:table-cell>
          <table:table-cell table:style-name="ce2" table:formula="of:=100*([.C80]-[.B80])/[.B80]" office:value-type="float" office:value="1.39526798647995" calcext:value-type="float">
            <text:p>1.40</text:p>
          </table:table-cell>
          <table:table-cell table:style-name="ce2" office:value-type="float" office:value="1072.1" calcext:value-type="float">
            <text:p>1072.10</text:p>
          </table:table-cell>
          <table:table-cell table:style-name="ce2" table:formula="of:=100*([.E80]-[.B80])/[.B80]" office:value-type="float" office:value="3.53452438435538" calcext:value-type="float">
            <text:p>3.53</text:p>
          </table:table-cell>
          <table:table-cell table:style-name="ce1" office:value-type="float" office:value="2928.6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723" calcext:value-type="float">
            <text:p>1723.00</text:p>
          </table:table-cell>
          <table:table-cell table:style-name="ce2" office:value-type="float" office:value="1751.756" calcext:value-type="float">
            <text:p>1751.76</text:p>
          </table:table-cell>
          <table:table-cell table:style-name="ce2" table:formula="of:=100*([.C81]-[.B81])/[.B81]" office:value-type="float" office:value="1.66894950667441" calcext:value-type="float">
            <text:p>1.67</text:p>
          </table:table-cell>
          <table:table-cell table:style-name="ce2" office:value-type="float" office:value="1789.12" calcext:value-type="float">
            <text:p>1789.12</text:p>
          </table:table-cell>
          <table:table-cell table:style-name="ce2" table:formula="of:=100*([.E81]-[.B81])/[.B81]" office:value-type="float" office:value="3.83749274521183" calcext:value-type="float">
            <text:p>3.84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753.06" calcext:value-type="float">
            <text:p>1753.06</text:p>
          </table:table-cell>
          <table:table-cell table:style-name="ce2" office:value-type="float" office:value="1784.82" calcext:value-type="float">
            <text:p>1784.82</text:p>
          </table:table-cell>
          <table:table-cell table:style-name="ce2" table:formula="of:=100*([.C82]-[.B82])/[.B82]" office:value-type="float" office:value="1.81168927475387" calcext:value-type="float">
            <text:p>1.81</text:p>
          </table:table-cell>
          <table:table-cell table:style-name="ce2" office:value-type="float" office:value="1810.94" calcext:value-type="float">
            <text:p>1810.94</text:p>
          </table:table-cell>
          <table:table-cell table:style-name="ce2" table:formula="of:=100*([.E82]-[.B82])/[.B82]" office:value-type="float" office:value="3.30165539114463" calcext:value-type="float">
            <text:p>3.3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438.99" calcext:value-type="float">
            <text:p>1438.99</text:p>
          </table:table-cell>
          <table:table-cell table:style-name="ce2" office:value-type="float" office:value="1477.182" calcext:value-type="float">
            <text:p>1477.18</text:p>
          </table:table-cell>
          <table:table-cell table:style-name="ce2" table:formula="of:=100*([.C83]-[.B83])/[.B83]" office:value-type="float" office:value="2.65408376708664" calcext:value-type="float">
            <text:p>2.65</text:p>
          </table:table-cell>
          <table:table-cell table:style-name="ce2" office:value-type="float" office:value="1493.71" calcext:value-type="float">
            <text:p>1493.71</text:p>
          </table:table-cell>
          <table:table-cell table:style-name="ce2" table:formula="of:=100*([.E83]-[.B83])/[.B83]" office:value-type="float" office:value="3.80266714848609" calcext:value-type="float">
            <text:p>3.80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250.11" calcext:value-type="float">
            <text:p>4250.11</text:p>
          </table:table-cell>
          <table:table-cell table:style-name="ce2" office:value-type="float" office:value="4369.42" calcext:value-type="float">
            <text:p>4369.42</text:p>
          </table:table-cell>
          <table:table-cell table:style-name="ce2" table:formula="of:=100*([.C84]-[.B84])/[.B84]" office:value-type="float" office:value="2.80722146015045" calcext:value-type="float">
            <text:p>2.81</text:p>
          </table:table-cell>
          <table:table-cell table:style-name="ce2" office:value-type="float" office:value="4449.05" calcext:value-type="float">
            <text:p>4449.05</text:p>
          </table:table-cell>
          <table:table-cell table:style-name="ce2" table:formula="of:=100*([.E84]-[.B84])/[.B84]" office:value-type="float" office:value="4.68082002583464" calcext:value-type="float">
            <text:p>4.68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2994.14" calcext:value-type="float">
            <text:p>2994.14</text:p>
          </table:table-cell>
          <table:table-cell table:style-name="ce2" office:value-type="float" office:value="3013.304" calcext:value-type="float">
            <text:p>3013.30</text:p>
          </table:table-cell>
          <table:table-cell table:style-name="ce2" table:formula="of:=100*([.C85]-[.B85])/[.B85]" office:value-type="float" office:value="0.64005023145211" calcext:value-type="float">
            <text:p>0.64</text:p>
          </table:table-cell>
          <table:table-cell table:style-name="ce2" office:value-type="float" office:value="3052.88" calcext:value-type="float">
            <text:p>3052.88</text:p>
          </table:table-cell>
          <table:table-cell table:style-name="ce2" table:formula="of:=100*([.E85]-[.B85])/[.B85]" office:value-type="float" office:value="1.9618321120589" calcext:value-type="float">
            <text:p>1.96</text:p>
          </table:table-cell>
          <table:table-cell table:style-name="ce1" office:value-type="float" office:value="3600" calcext:value-type="float">
            <text:p>36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2:34:55.857561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2:44.695266760</meta:creation-date>
    <dc:date>2024-09-08T12:37:03.099372137</dc:date>
    <meta:editing-duration>PT1H26M21S</meta:editing-duration>
    <meta:editing-cycles>30</meta:editing-cycles>
    <meta:generator>LibreOffice/24.2.5.2$Linux_X86_64 LibreOffice_project/420$Build-2</meta:generator>
    <meta:document-statistic meta:table-count="1" meta:cell-count="520" meta:object-count="0"/>
  </office:meta>
</office:document-meta>
</file>